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64f" officeooo:paragraph-rsid="001c164f"/>
    </style:style>
    <style:style style:name="P2" style:family="paragraph" style:parent-style-name="Standard">
      <style:text-properties officeooo:rsid="001c164f" officeooo:paragraph-rsid="001c164f"/>
    </style:style>
    <style:style style:name="T1" style:family="text">
      <style:text-properties officeooo:rsid="001c3a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When an object is instantiated, fields and blocks of code are initialized first. Then the constructor is run.</text:p>
      <text:p text:style-name="Standard"/>
      <text:p text:style-name="Standard">- An array is a fixed-size area of memory on the heap that has space for primitives or pointers to objects.</text:p>
      <text:p text:style-name="Standard"/>
      <text:p text:style-name="Standard">- Java uses pass-by-value, which means that calls to methods create a copy of the parameters. Assigning new values to those parameters in the method doesn’t affect the caller’s variables.</text:p>
      <text:p text:style-name="Standard"/>
      <text:p text:style-name="Standard">- Overloaded methods are methods with the same name but a different parameter list. Java calls the most specific method it can find. Exact matches are preferred, followed by wider primitives. After that comes autoboxing and finally varargs.</text:p>
      <text:p text:style-name="Standard"/>
      <text:p text:style-name="Standard">- The order of initialization is the superclass; static variables and static initializers in the order they appear; instance variables and instance initializers in the order they appear; and finally the constructor.</text:p>
      <text:p text:style-name="P1">Note that static blocks initiated first in both classes and only then goes instance vars and constructors.</text:p>
      <text:p text:style-name="P1"/>
      <text:p text:style-name="P1">- <text:span text:style-name="T1">Only static method can be hidden with another static method with same signature.</text:span></text:p>
      <text:p text:style-name="P1"/>
      <text:p text:style-name="P1">- <text:span text:style-name="T1">V</text:span>irtual method is a method in which the specific implementation is not determined until runtime. In fact, all non-final, non-static, and non-private Java methods are considered virtual methods, since any of them can be overridden at runtime. Virtual method invocation means that Java will look at subclasses when finding the right method to call. This is true, even from within a method in the superclass.</text:p>
      <text:p text:style-name="P1"/>
      <text:p text:style-name="P1">- A Java class that extends another class inherits all of its public and protected methods and variables. The first line of every constructor is a call to another constructor within the class using this() or a call to a constructor of the parent class using the super() call. If the parent class doesn’t contain a no-argument constructor, an explicit call to the parent constructor must be provided.</text:p>
      <text:p text:style-name="P1"/>
      <text:p text:style-name="P1">- The Java compiler allows methods to be overridden in subclasses if certain rules are followed: a method must have the same signature, be at least as accessible as the parent method, must not declare any new or broader exceptions, and must use covariant return types.</text:p>
      <text:p text:style-name="P1"/>
      <text:p text:style-name="P1">- Abstract classes and methods may not be marked as final or private.</text:p>
      <text:p text:style-name="P1"/>
      <text:p text:style-name="P1">- There are four types of nested classes. Member inner classes require an instance of the outer class to use. They can access private members of that outer class. Local inner classes are classes defined within a method. They can also access private members of the outer class. Local inner classes can also access final or effectively final local variables. Anonymous inner classes are a special type of local inner class that does not have a name. Anonymous inner classes are required to extend exactly one class by name or implement exactly one interface . Static nested classes can exist without an instance of the outer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20:57:41.867490797</meta:creation-date>
    <dc:date>2019-02-03T23:31:55.991695023</dc:date>
    <meta:editing-duration>PT10M33S</meta:editing-duration>
    <meta:editing-cycles>3</meta:editing-cycles>
    <meta:generator>LibreOffice/6.0.7.3$Linux_X86_64 LibreOffice_project/00m0$Build-3</meta:generator>
    <meta:document-statistic meta:table-count="0" meta:image-count="0" meta:object-count="0" meta:page-count="1" meta:paragraph-count="12" meta:word-count="471" meta:character-count="2820" meta:non-whitespace-character-count="2361"/>
  </office:meta>
</office:document-meta>
</file>